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Tahoma1" svg:font-family="Tahoma"/>
    <style:font-face style:name="Times New Roman1" svg:font-family="'Times New Roman'"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Calibri" fo:font-size="10pt" fo:font-weight="normal" style:font-size-asian="10pt" style:font-weight-asian="normal" style:font-size-complex="10pt" style:font-weight-complex="normal"/>
    </style:style>
    <style:style style:name="P2" style:family="paragraph" style:parent-style-name="Standard">
      <style:text-properties fo:color="#9966cc" style:font-name="Calibri" fo:font-size="10pt" fo:font-weight="normal" style:font-size-asian="10pt" style:font-weight-asian="normal" style:font-size-complex="10pt" style:font-weight-complex="normal"/>
    </style:style>
    <style:style style:name="P3" style:family="paragraph" style:parent-style-name="Standard" style:list-style-name="L1"/>
    <style:style style:name="P4" style:family="paragraph" style:parent-style-name="Standard" style:list-style-name="L1">
      <style:text-properties fo:color="#9966cc" style:font-name="Calibri" fo:font-size="10pt" fo:font-weight="normal" style:font-size-asian="10pt" style:font-weight-asian="normal" style:font-size-complex="10pt" style:font-weight-complex="normal"/>
    </style:style>
    <style:style style:name="P5" style:family="paragraph" style:parent-style-name="Standard" style:list-style-name="L1">
      <style:text-properties fo:color="#008000" style:font-name="Calibri" fo:font-size="10pt" fo:font-weight="normal" style:font-size-asian="10pt" style:font-weight-asian="normal" style:font-size-complex="10pt" style:font-weight-complex="normal"/>
    </style:style>
    <style:style style:name="P6" style:family="paragraph" style:parent-style-name="Standard" style:list-style-name="L1">
      <style:text-properties style:font-name="Calibri" fo:font-size="10pt" fo:font-weight="normal" style:font-size-asian="10pt" style:font-weight-asian="normal" style:font-size-complex="10pt" style:font-weight-complex="normal"/>
    </style:style>
    <style:style style:name="P7" style:family="paragraph" style:parent-style-name="Standard" style:list-style-name="L1">
      <style:text-properties fo:color="#808080" style:font-name="Calibri" fo:font-size="10pt" fo:font-weight="bold" style:font-size-asian="10pt" style:font-weight-asian="bold" style:font-size-complex="10pt" style:font-weight-complex="bold"/>
    </style:style>
    <style:style style:name="P8" style:family="paragraph" style:parent-style-name="Standard" style:list-style-name="L1">
      <style:text-properties fo:font-size="10pt" style:font-size-asian="10pt" style:font-size-complex="10pt"/>
    </style:style>
    <style:style style:name="P9" style:family="paragraph" style:parent-style-name="Standard" style:list-style-name="L1">
      <style:text-properties fo:color="#6b2394" style:font-name="Calibri" fo:font-size="10pt" fo:font-weight="normal" style:font-size-asian="10pt" style:font-weight-asian="normal" style:font-size-complex="10pt" style:font-weight-complex="normal"/>
    </style:style>
    <style:style style:name="P10" style:family="paragraph" style:parent-style-name="Standard" style:list-style-name="L1">
      <style:text-properties fo:color="#6b2394" style:font-name="Consolas" fo:font-size="10pt" style:font-size-asian="10pt" style:font-size-complex="10pt"/>
    </style:style>
    <style:style style:name="P11" style:family="paragraph" style:parent-style-name="Standard" style:list-style-name="L1">
      <style:text-properties fo:color="#6b2394" style:font-name="Consolas" fo:font-size="10pt" fo:font-weight="normal" style:font-size-asian="10pt" style:font-weight-asian="normal" style:font-size-complex="10pt" style:font-weight-complex="normal"/>
    </style:style>
    <style:style style:name="T1" style:family="text">
      <style:text-properties style:font-name="Calibri" fo:font-size="10pt" fo:font-weight="normal" style:font-size-asian="10pt" style:font-weight-asian="normal" style:font-size-complex="10pt" style:font-weight-complex="normal"/>
    </style:style>
    <style:style style:name="T2" style:family="text">
      <style:text-properties style:font-name="Calibri" fo:font-size="10pt" fo:font-weight="normal" style:font-name-asian="Times New Roman1" style:font-size-asian="10pt" style:font-weight-asian="normal" style:font-name-complex="Times New Roman1" style:font-size-complex="10pt" style:font-weight-complex="normal"/>
    </style:style>
    <style:style style:name="T3" style:family="text">
      <style:text-properties style:font-name="Calibri" fo:font-size="10pt" fo:font-weight="bold" style:font-size-asian="10pt" style:font-weight-asian="bold" style:font-size-complex="10pt" style:font-weight-complex="bold"/>
    </style:style>
    <style:style style:name="T4" style:family="text">
      <style:text-properties style:font-name="Calibri" fo:font-size="10pt" style:text-underline-style="solid" style:text-underline-width="auto" style:text-underline-color="font-color" fo:font-weight="bold" style:font-size-asian="10pt" style:font-weight-asian="bold" style:font-size-complex="10pt" style:font-weight-complex="bold"/>
    </style:style>
    <style:style style:name="T5" style:family="text">
      <style:text-properties style:font-name="Calibri" fo:font-size="10pt" style:text-underline-style="solid" style:text-underline-width="auto" style:text-underline-color="font-color" fo:font-weight="normal" style:font-size-asian="10pt" style:font-weight-asian="normal" style:font-size-complex="10pt" style:font-weight-complex="normal"/>
    </style:style>
    <style:style style:name="T6" style:family="text">
      <style:text-properties style:font-name="Calibri" fo:font-size="10pt" style:font-size-asian="10pt" style:font-size-complex="10pt"/>
    </style:style>
    <style:style style:name="T7" style:family="text">
      <style:text-properties style:font-name="Calibri" fo:font-weight="normal" style:font-weight-asian="normal" style:font-weight-complex="normal"/>
    </style:style>
    <style:style style:name="T8" style:family="text">
      <style:text-properties style:font-name="Calibri" style:text-underline-style="solid" style:text-underline-width="auto" style:text-underline-color="font-color" fo:font-weight="normal" style:font-weight-asian="normal" style:font-weight-complex="normal"/>
    </style:style>
    <style:style style:name="T9" style:family="text">
      <style:text-properties style:font-name="Calibri" fo:font-size="12pt" fo:font-weight="normal" style:font-size-asian="12pt" style:font-weight-asian="normal" style:font-size-complex="12pt" style:font-weight-complex="normal"/>
    </style:style>
    <style:style style:name="T10" style:family="text">
      <style:text-properties fo:color="#0000ff" style:font-name="Calibri" fo:font-size="10pt" fo:font-weight="normal" style:font-size-asian="10pt" style:font-weight-asian="normal" style:font-size-complex="10pt" style:font-weight-complex="normal"/>
    </style:style>
    <style:style style:name="T11" style:family="text">
      <style:text-properties fo:color="#0000ff" style:font-name="Calibri" fo:font-size="18pt" fo:font-weight="normal" style:font-size-asian="18pt" style:font-weight-asian="normal" style:font-size-complex="18pt" style:font-weight-complex="normal"/>
    </style:style>
    <style:style style:name="T12" style:family="text">
      <style:text-properties fo:color="#0000ff" style:font-name="Calibri" fo:font-size="12pt" fo:font-weight="bold" style:font-size-asian="12pt" style:font-weight-asian="bold" style:font-size-complex="12pt" style:font-weight-complex="bold"/>
    </style:style>
    <style:style style:name="T13" style:family="text">
      <style:text-properties fo:color="#0000ff" style:font-name="Calibri" fo:font-size="12pt" style:text-underline-style="none" fo:font-weight="bold" style:font-size-asian="12pt" style:font-weight-asian="bold" style:font-size-complex="12pt" style:font-weight-complex="bold"/>
    </style:style>
    <style:style style:name="T14" style:family="text">
      <style:text-properties fo:color="#ff420e" style:font-name="Calibri" fo:font-size="10pt" fo:font-weight="normal" style:font-size-asian="10pt" style:font-weight-asian="normal" style:font-size-complex="10pt" style:font-weight-complex="normal"/>
    </style:style>
    <style:style style:name="T15" style:family="text">
      <style:text-properties fo:color="#ff420e" style:font-name="Calibri" fo:font-weight="normal" style:font-weight-asian="normal" style:font-weight-complex="normal"/>
    </style:style>
    <style:style style:name="T16" style:family="text">
      <style:text-properties fo:color="#ff0000" style:font-name="Calibri" fo:font-size="10pt" fo:font-weight="normal" style:font-size-asian="10pt" style:font-weight-asian="normal" style:font-size-complex="10pt" style:font-weight-complex="normal"/>
    </style:style>
    <style:style style:name="T17" style:family="text">
      <style:text-properties fo:color="#ff0000" style:font-name="Calibri" fo:font-size="10pt" fo:font-weight="bold" style:font-size-asian="10pt" style:font-weight-asian="bold" style:font-size-complex="10pt" style:font-weight-complex="bold"/>
    </style:style>
    <style:style style:name="T18" style:family="text">
      <style:text-properties style:text-underline-style="solid" style:text-underline-width="auto" style:text-underline-color="font-color" fo:font-weight="bold" style:font-weight-asian="bold" style:font-weight-complex="bold"/>
    </style:style>
    <style:style style:name="T19" style:family="text">
      <style:text-properties fo:color="#808080" style:font-name="Calibri" fo:font-size="10pt" fo:font-weight="bold" style:font-size-asian="10pt" style:font-weight-asian="bold" style:font-size-complex="10pt" style:font-weight-complex="bold"/>
    </style:style>
    <style:style style:name="T20" style:family="text">
      <style:text-properties fo:color="#000000" style:font-name="Calibri" fo:font-size="10pt" fo:font-weight="normal" style:font-size-asian="10pt" style:font-weight-asian="normal" style:font-size-complex="10pt" style:font-weight-complex="normal"/>
    </style:style>
    <style:style style:name="T21" style:family="text">
      <style:text-properties fo:color="#000000" style:font-name="Calibri" fo:font-size="10pt" style:text-underline-style="solid" style:text-underline-width="auto" style:text-underline-color="font-color" fo:font-weight="normal" style:font-size-asian="10pt" style:font-weight-asian="normal" style:font-size-complex="10pt" style:font-weight-complex="normal"/>
    </style:style>
    <style:style style:name="T22" style:family="text">
      <style:text-properties fo:color="#000000" style:font-name="Calibri" fo:font-size="10pt" style:text-underline-style="none" fo:font-weight="normal" style:font-size-asian="10pt" style:font-weight-asian="normal" style:font-size-complex="10pt" style:font-weight-complex="normal"/>
    </style:style>
    <style:style style:name="T23" style:family="text">
      <style:text-properties fo:font-size="10pt" fo:font-weight="normal" style:font-size-asian="10pt" style:font-weight-asian="normal" style:font-size-complex="10pt" style:font-weight-complex="normal"/>
    </style:style>
    <style:style style:name="T24" style:family="text">
      <style:text-properties fo:color="#9966cc" style:font-name="Calibri" fo:font-size="10pt" fo:font-weight="normal" style:font-size-asian="10pt" style:font-weight-asian="normal" style:font-size-complex="10pt" style:font-weight-complex="normal"/>
    </style:style>
    <style:style style:name="T25" style:family="text">
      <style:text-properties fo:color="#9966cc" style:font-name="Calibri" fo:font-size="10pt" style:font-size-asian="10pt" style:font-size-complex="10pt"/>
    </style:style>
    <style:style style:name="T26" style:family="text">
      <style:text-properties fo:font-weight="normal" style:font-weight-asian="normal" style:font-weight-complex="normal"/>
    </style:style>
    <style:style style:name="T27" style:family="text">
      <style:text-properties fo:color="#6b2394" style:font-name="Consolas" fo:font-size="10pt" fo:font-weight="normal" style:font-size-asian="10pt" style:font-weight-asian="normal" style:font-size-complex="10pt" style:font-weight-complex="normal"/>
    </style:style>
    <style:style style:name="T28" style:family="text">
      <style:text-properties fo:color="#6b2394" style:font-name="Consolas" fo:font-size="10pt" style:font-size-asian="10pt" style:font-size-complex="10pt"/>
    </style:style>
    <style:style style:name="T29" style:family="text">
      <style:text-properties style:font-name="Consolas" fo:font-size="10pt" fo:font-weight="normal" style:font-size-asian="10pt" style:font-weight-asian="normal" style:font-size-complex="10pt" style:font-weight-complex="normal"/>
    </style:style>
    <text:list-style style:name="L1">
      <text:list-level-style-number text:level="1" text:style-name="Numbering_20_Symbols" style:num-prefix=" " style:num-suffix=" "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Numbering_20_Symbols" style:num-prefix=" " style:num-suffix=" " style:num-format="1"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Numbering_20_Symbols" style:num-prefix=" " style:num-suffix=" " style:num-format="1" text:display-levels="3">
        <style:list-level-properties text:list-level-position-and-space-mode="label-alignment">
          <style:list-level-label-alignment text:label-followed-by="listtab" text:list-tab-stop-position="0.75in" fo:text-indent="-0.25in" fo:margin-left="0.75in"/>
        </style:list-level-properties>
      </text:list-level-style-number>
      <text:list-level-style-number text:level="4" text:style-name="Numbering_20_Symbols" style:num-prefix=" " style:num-suffix=" " style:num-format="1" text:display-levels="4">
        <style:list-level-properties text:list-level-position-and-space-mode="label-alignment">
          <style:list-level-label-alignment text:label-followed-by="listtab" text:list-tab-stop-position="1in" fo:text-indent="-0.25in" fo:margin-left="1in"/>
        </style:list-level-properties>
      </text:list-level-style-number>
      <text:list-level-style-number text:level="5" text:style-name="Numbering_20_Symbols" style:num-prefix=" " style:num-suffix=" " style:num-format="1" text:display-levels="5">
        <style:list-level-properties text:list-level-position-and-space-mode="label-alignment">
          <style:list-level-label-alignment text:label-followed-by="listtab" text:list-tab-stop-position="1.25in" fo:text-indent="-0.25in" fo:margin-left="1.25in"/>
        </style:list-level-properties>
      </text:list-level-style-number>
      <text:list-level-style-number text:level="6" text:style-name="Numbering_20_Symbols" style:num-prefix=" " style:num-suffix=" " style:num-format="1" text:display-levels="6">
        <style:list-level-properties text:list-level-position-and-space-mode="label-alignment">
          <style:list-level-label-alignment text:label-followed-by="listtab" text:list-tab-stop-position="1.5in" fo:text-indent="-0.25in" fo:margin-left="1.5in"/>
        </style:list-level-properties>
      </text:list-level-style-number>
      <text:list-level-style-number text:level="7" text:style-name="Numbering_20_Symbols" style:num-prefix=" " style:num-suffix=" " style:num-format="1" text:display-levels="7">
        <style:list-level-properties text:list-level-position-and-space-mode="label-alignment">
          <style:list-level-label-alignment text:label-followed-by="listtab" text:list-tab-stop-position="1.75in" fo:text-indent="-0.25in" fo:margin-left="1.75in"/>
        </style:list-level-properties>
      </text:list-level-style-number>
      <text:list-level-style-number text:level="8" text:style-name="Numbering_20_Symbols" style:num-prefix=" " style:num-suffix=" " style:num-format="1" text:display-levels="8">
        <style:list-level-properties text:list-level-position-and-space-mode="label-alignment">
          <style:list-level-label-alignment text:label-followed-by="listtab" text:list-tab-stop-position="2in" fo:text-indent="-0.25in" fo:margin-left="2in"/>
        </style:list-level-properties>
      </text:list-level-style-number>
      <text:list-level-style-number text:level="9" text:style-name="Numbering_20_Symbols" style:num-prefix=" " style:num-suffix=" " style:num-format="1" text:display-levels="9">
        <style:list-level-properties text:list-level-position-and-space-mode="label-alignment">
          <style:list-level-label-alignment text:label-followed-by="listtab" text:list-tab-stop-position="2.25in" fo:text-indent="-0.25in" fo:margin-left="2.25in"/>
        </style:list-level-properties>
      </text:list-level-style-number>
      <text:list-level-style-number text:level="10" text:style-name="Numbering_20_Symbols" style:num-prefix=" " style:num-suffix=" " style:num-format="1" text:display-levels="10">
        <style:list-level-properties text:list-level-position-and-space-mode="label-alignment">
          <style:list-level-label-alignment text:label-followed-by="listtab" text:list-tab-stop-position="2.5in" fo:text-indent="-0.25in" fo:margin-left="2.5in"/>
        </style:list-level-properties>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text:span text:style-name="T6">0 SHPO-GIS-Database </text:span><text:span text:style-name="T1">[charttype:orgchart]</text:span><text:span text:style-name="T10">[orientation:horizontal]</text:span></text:p>
      <text:p text:style-name="P2"/>
      <text:list xml:id="list37262757" text:style-name="L1">
        <text:list-item>
          <text:p text:style-name="P4">Functional-Requirements</text:p>
          <text:list>
            <text:list-item>
              <text:p text:style-name="P4">Functional-Requirement [name:Poke the manager. ]</text:p>
            </text:list-item>
            <text:list-item>
              <text:p text:style-name="P3"><text:span text:style-name="T24">Functional-Requirement [name:Poke tasks should stay in</text:span><text:span text:style-name="T24"> </text:span><text:span text:style-name="T25">(gov)(registrant)(ER)(NRN) <text:s/>task lists until a manager makes an assignment</text:span><text:span text:style-name="T24">. ]</text:span></text:p>
            </text:list-item>
            <text:list-item>
              <text:p text:style-name="P4">Functional-Requirement [name: Seperate Public and Goverment Access][text: Two access points are required, one for the public to do business with SHPO and one for Government users to request operational roles, monitor, perform review and approval tasks, administrative tasks.]</text:p>
            </text:list-item>
            <text:list-item>
              <text:p text:style-name="P4">Functional-Requirement [name: Automatic Logout][text: Actors accessing or attempting to access screen without out the proper role will automatically be logged out.]</text:p>
            </text:list-item>
            <text:list-item>
              <text:p text:style-name="P4">Functional-Requirement [name: Restrict Navigation][text: Navication will be restricted to those actors with proper roles.]</text:p>
            </text:list-item>
            <text:list-item>
              <text:p text:style-name="P4">Functional-Requirement [name: Restrict Component Visibility][text: Screen component should be resticted to those with proper roles. ]</text:p>
            </text:list-item>
            <text:list-item>
              <text:p text:style-name="P4">Functional-Requirement [name: Login][text:Login require an email addresss and password ]</text:p>
            </text:list-item>
            <text:list-item>
              <text:p text:style-name="P4">Functional-Requirement [name: Email Identity][text: users must be identifiable to the system by their email address]</text:p>
            </text:list-item>
            <text:list-item>
              <text:p text:style-name="P4">Functional-Requirement [name: Role Request by User] <text:s/>[text: <text:s/>Each Role must have a method (screen, button, or other) to request access from the administrator.]</text:p>
            </text:list-item>
            <text:list-item>
              <text:p text:style-name="P4">Functional-Requirement [name: Role Request Point of Access] <text:s/>[text: <text:s/>Role requests are limited by access point. The public access point will only accept requests for national register and environmental review access.]</text:p>
            </text:list-item>
            <text:list-item>
              <text:p text:style-name="P4">Functional-Requirement [name: Role Dependent Display] <text:s/>[text: <text:s/>Screens should have different displays based on the roles of registrant]</text:p>
            </text:list-item>
            <text:list-item>
              <text:p text:style-name="P4">Feat[text: need to have a distorted graphic with text that needs to be entered when requesting an account.]</text:p>
            </text:list-item>
            <text:list-item>
              <text:p text:style-name="P4">Functional-Requirement [name: Roles are Additive] <text:s/>[text: Roles should be additive. As you gain roles you gain access to different parts of the system.]</text:p>
            </text:list-item>
            <text:list-item>
              <text:p text:style-name="P4">Functional-Requirement [name: Voluntary Notification] [text: Actors may request to be notified of changes made by other actors. ]</text:p>
            </text:list-item>
            <text:list-item>
              <text:p text:style-name="P5">## take the incomming site-type, access-type, process-type, process-role-type</text:p>
            </text:list-item>
            <text:list-item>
              <text:p text:style-name="P5">## compare them to the Screen, Grid , ... @access of this account </text:p>
            </text:list-item>
            <text:list-item>
              <text:p text:style-name="P5">## if all are in then </text:p>
            </text:list-item>
            <text:list-item>
              <text:p text:style-name="P5">## compare the tier levels match then Show </text:p>
            </text:list-item>
          </text:list>
        </text:list-item>
        <text:list-item>
          <text:p text:style-name="P4"/>
        </text:list-item>
      </text:list>
      <text:p text:style-name="P1"/>
      <text:list xml:id="list29522914" text:continue-numbering="true" text:style-name="L1">
        <text:list-item>
          <text:p text:style-name="P3"><text:span text:style-name="T1">Screen [name: </text:span><text:span text:style-name="T11">Registration</text:span><text:span text:style-name="T1">] [</text:span><text:span text:style-name="T12">access:</text:span><text:span text:style-name="T1"> (public)(gov)(account)(registrant) (ER)(NRN) ] <text:s/>[show-above-tier:1] [width:750px][interface:user] </text:span></text:p>
          <text:list>
            <text:list-item>
              <text:p text:style-name="P6">[definition: The Registration ]</text:p>
            </text:list-item>
            <text:list-item>
              <text:p text:style-name="P6">Header [text: Banner Image]</text:p>
            </text:list-item>
            <text:list-item>
              <text:p text:style-name="P6">Title [text: Registration]</text:p>
              <text:p text:style-name="P6"/>
            </text:list-item>
            <text:list-item>
              <text:p text:style-name="P3"><text:span text:style-name="T21">Home</text:span><text:span text:style-name="T20"> [type: logout-button][goto:Home][</text:span><text:span text:style-name="T12">access:</text:span><text:span text:style-name="T20">(public)(account)(registrant)(ER)(NRN) ]</text:span></text:p>
            </text:list-item>
            <text:list-item>
              <text:p text:style-name="P3"><text:span text:style-name="T22">Home [type: logout-button][goto:Home SHPO][</text:span><text:span text:style-name="T13">access:</text:span><text:span text:style-name="T22">(gov)(account)(registrant) (ER)(NRN) ]</text:span></text:p>
            </text:list-item>
            <text:list-item>
              <text:p text:style-name="P3"><text:span text:style-name="T4">Ask SHPO</text:span><text:span text:style-name="T3"> </text:span><text:span text:style-name="T1">[type: new-button][</text:span><text:span text:style-name="T12">access:</text:span><text:span text:style-name="T1">(public)(gov)(account)(registrant)(ER)(NRN) </text:span><text:span text:style-name="T17">] </text:span></text:p>
            </text:list-item>
            <text:list-item>
              <text:p text:style-name="P3"><text:span text:style-name="T4">Terms of Use</text:span><text:span text:style-name="T1"> [type: goto-button]</text:span></text:p>
            </text:list-item>
            <text:list-item>
              <text:p text:style-name="P3"><text:span text:style-name="T4">Logout</text:span><text:span text:style-name="T1"> [type: logout-button][</text:span><text:span text:style-name="T12">access:</text:span><text:span text:style-name="T1">(public)(account)(registrant) (ER)(NRN) ][goto:00-Start-Here]</text:span></text:p>
            </text:list-item>
            <text:list-item>
              <text:p text:style-name="P3"><text:span text:style-name="T4">Logout</text:span><text:span text:style-name="T1"> [type: logout-button][</text:span><text:span text:style-name="T12">access:</text:span><text:span text:style-name="T1">(gov)(account)(registrant)(ER)(NRN) <text:s/>] [goto:00-Start-Here]</text:span></text:p>
              <text:p text:style-name="P6"/>
            </text:list-item>
            <text:list-item>
              <text:p text:style-name="P6">####### Answer Questions</text:p>
            </text:list-item>
            <text:list-item>
              <text:p text:style-name="P6"/>
            </text:list-item>
            <text:list-item>
              <text:p text:style-name="P3"><text:span text:style-name="T1">Screen [name: </text:span><text:span text:style-name="T10">Answer-Questions-Label</text:span><text:span text:style-name="T1">][type:textblock][interface:user][</text:span><text:span text:style-name="T12">access:</text:span><text:span text:style-name="T1"> (public)(gov)(account)]</text:span></text:p>
              <text:list>
                <text:list-item>
                  <text:p text:style-name="P6">[definition: Describes the purpose of the Screen for the reader]</text:p>
                </text:list-item>
                <text:list-item>
                  <text:p text:style-name="P3"><text:span text:style-name="T1">Data-Controls [name:PD_Data-Control][ table: </text:span><text:span text:style-name="T14">Screen_Labels</text:span><text:span text:style-name="T1">]</text:span></text:p>
                  <text:list>
                    <text:list-item>
                      <text:p text:style-name="P3"><text:span text:style-name="T1">Label [text: </text:span><text:span text:style-name="T2">Please answer the questions accurately and to the best of your ability. <text:s/>You will not be allowed to continue until the information is complete.]</text:span></text:p>
                    </text:list-item>
                  </text:list>
                </text:list-item>
              </text:list>
              <text:p text:style-name="P6"/>
            </text:list-item>
            <text:list-item>
              <text:p text:style-name="P7">##### YOUR NAME</text:p>
            </text:list-item>
            <text:list-item>
              <text:p text:style-name="P3"><text:span text:style-name="T19">Grid</text:span><text:span text:style-name="T1"> [name: Registrant] [title: Registrant][type:vertical][width:570px][</text:span><text:span text:style-name="T12">access:</text:span><text:span text:style-name="T1">(public)(gov)(account)(registrant) (ER)(NRN) ]</text:span></text:p>
              <text:list>
                <text:list-item>
                  <text:p text:style-name="P8"><text:span text:style-name="T7">Data-Controls [name: GridDC</text:span><text:span text:style-name="T15">Registrants</text:span><text:span text:style-name="T7">][table: </text:span><text:span text:style-name="T15">Registrants</text:span><text:span text:style-name="T7">]</text:span></text:p>
                </text:list-item>
                <text:list-item>
                  <text:p text:style-name="P3"><text:span text:style-name="T5">Edit </text:span><text:span text:style-name="T1">[type: edit-button][</text:span><text:span text:style-name="T12">access:</text:span><text:span text:style-name="T1">(public)(gov)(account)(registrant) (ER)(NRN)]</text:span></text:p>
                  <text:list>
                    <text:list-item>
                      <text:p text:style-name="P3"><text:span text:style-name="T1">Screen [name: </text:span><text:span text:style-name="T10">Change Your Name</text:span><text:span text:style-name="T1">][type:overlay][right:update][interface:user][</text:span><text:span text:style-name="T12">access:</text:span><text:span text:style-name="T1">(public)(account)(gov)(registrant) (ER)(NRN)]</text:span></text:p>
                      <text:list>
                        <text:list-item>
                          <text:p text:style-name="P6">[definition: Edit Registrant interface]</text:p>
                        </text:list-item>
                        <text:list-item>
                          <text:p text:style-name="P8"><text:span text:style-name="T7">Data-Controls [name: DC</text:span><text:span text:style-name="T15">Registrants</text:span><text:span text:style-name="T7">][table: </text:span><text:span text:style-name="T15">Registrants</text:span><text:span text:style-name="T7">]</text:span></text:p>
                        </text:list-item>
                        <text:list-item>
                          <text:p text:style-name="P6"><text:span text:style-name="T18">Close</text:span> [type: close-button]</text:p>
                        </text:list-item>
                        <text:list-item>
                          <text:p text:style-name="P8"><text:span text:style-name="T8">Save</text:span><text:span text:style-name="T7"> [type: save-button]</text:span></text:p>
                        </text:list-item>
                      </text:list>
                    </text:list-item>
                  </text:list>
                </text:list-item>
              </text:list>
            </text:list-item>
          </text:list>
        </text:list-item>
      </text:list>
      <text:p text:style-name="P1"/>
      <text:list xml:id="list29526370" text:continue-numbering="true" text:style-name="L1">
        <text:list-item>
          <text:list>
            <text:list-item>
              <text:p text:style-name="P7">#### TELEPHONES</text:p>
            </text:list-item>
            <text:list-item>
              <text:p text:style-name="P3"><text:span text:style-name="T19">Grid</text:span><text:span text:style-name="T1"> [name: Phone][title: </text:span><text:span text:style-name="T3">Telephones</text:span><text:span text:style-name="T1">][type:horizontal][width:600px]</text:span><text:span text:style-name="T9">[</text:span><text:span text:style-name="T12">access:</text:span><text:span text:style-name="T9">(public)</text:span><text:span text:style-name="T1">(gov)</text:span><text:span text:style-name="T9">(account)(registrant)</text:span><text:span text:style-name="T1">(ER)(NRN) </text:span><text:span text:style-name="T9">]</text:span></text:p>
              <text:list>
                <text:list-item>
                  <text:p text:style-name="P3"><text:span text:style-name="T1">Data-Controls [name: DC</text:span><text:span text:style-name="T16">Telephones</text:span><text:span text:style-name="T1">][table: </text:span><text:span text:style-name="T16">Telephones</text:span><text:span text:style-name="T1">]</text:span></text:p>
                </text:list-item>
                <text:list-item>
                  <text:p text:style-name="P3"><text:span text:style-name="T5">New</text:span><text:span text:style-name="T1"> [type: new-button]</text:span></text:p>
                  <text:list>
                    <text:list-item>
                      <text:p text:style-name="P3"><text:span text:style-name="T1">Screen [name: </text:span><text:span text:style-name="T10">New Telephone</text:span><text:span text:style-name="T1">][type:overlay][right:create][interface:user]</text:span><text:span text:style-name="T9">[</text:span><text:span text:style-name="T12">access:</text:span><text:span text:style-name="T9">(public)</text:span><text:span text:style-name="T1">(gov)</text:span><text:span text:style-name="T9">(account)(registrant)</text:span><text:span text:style-name="T1">(ER)(NRN) </text:span><text:span text:style-name="T9">]</text:span></text:p>
                      <text:list>
                        <text:list-item>
                          <text:p text:style-name="P6">[definition: New telephone interface]</text:p>
                        </text:list-item>
                        <text:list-item>
                          <text:p text:style-name="P3"><text:span text:style-name="T1">Data-Controls [name: DC</text:span><text:span text:style-name="T14">Telephones</text:span><text:span text:style-name="T1">][table: </text:span><text:span text:style-name="T14">Telephones</text:span><text:span text:style-name="T1">]</text:span></text:p>
                        </text:list-item>
                        <text:list-item>
                          <text:p text:style-name="P6"><text:span text:style-name="T18">Close</text:span>[type: close-button]</text:p>
                        </text:list-item>
                        <text:list-item>
                          <text:p text:style-name="P3"><text:span text:style-name="T5">Save</text:span><text:span text:style-name="T1"> [type: save-button]</text:span></text:p>
                        </text:list-item>
                      </text:list>
                    </text:list-item>
                  </text:list>
                </text:list-item>
                <text:list-item>
                  <text:p text:style-name="P6"/>
                </text:list-item>
                <text:list-item>
                  <text:p text:style-name="P3"><text:span text:style-name="T5">Edit</text:span><text:span text:style-name="T1"> [type: edit-button][size:short]</text:span><text:span text:style-name="T9">[</text:span><text:span text:style-name="T12">access:</text:span><text:span text:style-name="T9">(public)</text:span><text:span text:style-name="T1">(gov)</text:span><text:span text:style-name="T9">(registrant)(ER)(NRN)]</text:span></text:p>
                  <text:list>
                    <text:list-item>
                      <text:p text:style-name="P3"><text:span text:style-name="T1">Screen [name: </text:span><text:span text:style-name="T10">ChangeTelephone</text:span><text:span text:style-name="T1">][type:overlay][right:update][interface:user]</text:span><text:span text:style-name="T9">[</text:span><text:span text:style-name="T12">access:</text:span><text:span text:style-name="T9">(public)</text:span><text:span text:style-name="T1">(gov)</text:span><text:span text:style-name="T9">(registrant)(ER)(NRN)]</text:span></text:p>
                      <text:list>
                        <text:list-item>
                          <text:p text:style-name="P6">[definition: Edit telephone number interface]</text:p>
                        </text:list-item>
                        <text:list-item>
                          <text:p text:style-name="P3"><text:span text:style-name="T1">Data-Controls [name: DC</text:span><text:span text:style-name="T14">Telephones</text:span><text:span text:style-name="T1">][table: </text:span><text:span text:style-name="T14">Telephones</text:span><text:span text:style-name="T1">]</text:span></text:p>
                        </text:list-item>
                        <text:list-item>
                          <text:p text:style-name="P6"><text:span text:style-name="T18">Close</text:span>[type: close-button]</text:p>
                        </text:list-item>
                        <text:list-item>
                          <text:p text:style-name="P3"><text:span text:style-name="T5">Save</text:span><text:span text:style-name="T1"> [type: save-button]</text:span></text:p>
                        </text:list-item>
                      </text:list>
                    </text:list-item>
                  </text:list>
                  <text:p text:style-name="P6"/>
                </text:list-item>
              </text:list>
            </text:list-item>
            <text:list-item>
              <text:p text:style-name="P7">#### MAILING ADDRESSS</text:p>
            </text:list-item>
            <text:list-item>
              <text:p text:style-name="P7"/>
            </text:list-item>
            <text:list-item>
              <text:p text:style-name="P3"><text:span text:style-name="T19">Grid</text:span><text:span text:style-name="T1"> [name: Mailing Address][title: </text:span><text:span text:style-name="T3">Mailing Address</text:span><text:span text:style-name="T1">][type:vertical][width:570px]</text:span><text:span text:style-name="T9">[</text:span><text:span text:style-name="T12">access:</text:span><text:span text:style-name="T9">(public)</text:span><text:span text:style-name="T1">(gov)</text:span><text:span text:style-name="T9">(account)(registrant)</text:span><text:span text:style-name="T1">(ER)(NRN) </text:span><text:span text:style-name="T9">]</text:span></text:p>
              <text:list>
                <text:list-item>
                  <text:p text:style-name="P3"><text:span text:style-name="T1">Data-Controls [name: DC</text:span><text:span text:style-name="T16">Mailing_Addresses</text:span><text:span text:style-name="T1">][table: </text:span><text:span text:style-name="T16">Mailing_Addresses</text:span><text:span text:style-name="T1">]</text:span></text:p>
                </text:list-item>
                <text:list-item>
                  <text:p text:style-name="P3"><text:span text:style-name="T5">New</text:span><text:span text:style-name="T1"> [type: new-button]</text:span><text:span text:style-name="T9">[</text:span><text:span text:style-name="T12">access:</text:span><text:span text:style-name="T9">(public)</text:span><text:span text:style-name="T1">(gov)(account)</text:span><text:span text:style-name="T1">(ER)(NRN) </text:span><text:span text:style-name="T9">]</text:span></text:p>
                  <text:list>
                    <text:list-item>
                      <text:p text:style-name="P3"><text:span text:style-name="T1">Screen [name: </text:span><text:span text:style-name="T10">New Address</text:span><text:span text:style-name="T1">][type:overlay][right:create][interface:user]</text:span><text:span text:style-name="T9">[</text:span><text:span text:style-name="T12">access:</text:span><text:span text:style-name="T9">(public)</text:span><text:span text:style-name="T1">(gov)</text:span><text:span text:style-name="T9">(account)]</text:span></text:p>
                      <text:list>
                        <text:list-item>
                          <text:p text:style-name="P6">[definition: New mailing address interface]</text:p>
                        </text:list-item>
                        <text:list-item>
                          <text:p text:style-name="P3"><text:span text:style-name="T1">Data-Controls [name: DC</text:span><text:span text:style-name="T14">Mailing_Addresses</text:span><text:span text:style-name="T1">][table: </text:span><text:span text:style-name="T14">Mailing_Addresses</text:span><text:span text:style-name="T1">]</text:span></text:p>
                        </text:list-item>
                        <text:list-item>
                          <text:p text:style-name="P6"><text:span text:style-name="T18">Close</text:span>[type: close-button]</text:p>
                        </text:list-item>
                        <text:list-item>
                          <text:p text:style-name="P3"><text:span text:style-name="T5">Save</text:span><text:span text:style-name="T1"> [type: save-button]</text:span></text:p>
                        </text:list-item>
                      </text:list>
                    </text:list-item>
                  </text:list>
                </text:list-item>
                <text:list-item>
                  <text:p text:style-name="P3"><text:span text:style-name="T5">Edit</text:span><text:span text:style-name="T1"> [type: edit-button]</text:span><text:span text:style-name="T9">[</text:span><text:span text:style-name="T12">access:</text:span><text:span text:style-name="T9">(public)</text:span><text:span text:style-name="T1">(gov)</text:span><text:span text:style-name="T9">(registrant)(ER)(NRN)]</text:span></text:p>
                  <text:list>
                    <text:list-item>
                      <text:p text:style-name="P3"><text:span text:style-name="T1">Screen [name: </text:span><text:span text:style-name="T10">Change Your Address</text:span><text:span text:style-name="T1">][type:overlay][right:update][interface:user]</text:span><text:span text:style-name="T9">[</text:span><text:span text:style-name="T12">access:</text:span><text:span text:style-name="T9">(public)</text:span><text:span text:style-name="T1">(gov)</text:span><text:span text:style-name="T9">(registrant)</text:span><text:span text:style-name="T1">(ER)(NRN) </text:span><text:span text:style-name="T9">]</text:span></text:p>
                      <text:list>
                        <text:list-item>
                          <text:p text:style-name="P6">[definition: Edit mailing address interface]</text:p>
                        </text:list-item>
                        <text:list-item>
                          <text:p text:style-name="P3"><text:span text:style-name="T1">Data-Controls [name: DC</text:span><text:span text:style-name="T14">Mailing_Addresses</text:span><text:span text:style-name="T1">][table: </text:span><text:span text:style-name="T14">Mailing_Addresses</text:span><text:span text:style-name="T1">]</text:span></text:p>
                        </text:list-item>
                        <text:list-item>
                          <text:p text:style-name="P6"><text:span text:style-name="T18">Close</text:span>[type: close-button]</text:p>
                        </text:list-item>
                        <text:list-item>
                          <text:p text:style-name="P3"><text:span text:style-name="T5">Save</text:span><text:span text:style-name="T1"> [type: save-button]</text:span></text:p>
                          <text:p text:style-name="P6"/>
                        </text:list-item>
                      </text:list>
                    </text:list-item>
                  </text:list>
                </text:list-item>
              </text:list>
            </text:list-item>
            <text:list-item>
              <text:p text:style-name="P7">#### EXPEIENCE EXPERTISE</text:p>
            </text:list-item>
            <text:list-item>
              <text:p text:style-name="P7"/>
            </text:list-item>
            <text:list-item>
              <text:p text:style-name="P3"><text:span text:style-name="T19">Grid</text:span><text:span text:style-name="T1"> [name: Experience and Expertise][title: </text:span><text:span text:style-name="T3">Experience and Expertise</text:span><text:span text:style-name="T1">][type:vertical][width:570]</text:span><text:span text:style-name="T9">[</text:span><text:span text:style-name="T12">access:</text:span><text:span text:style-name="T9">(public)</text:span><text:span text:style-name="T1">(gov)</text:span><text:span text:style-name="T9">(account)(registrant)</text:span><text:span text:style-name="T1">(ER)(NRN) </text:span><text:span text:style-name="T9">]</text:span></text:p>
              <text:list>
                <text:list-item>
                  <text:p text:style-name="P6">[definition: Grid for Status]</text:p>
                </text:list-item>
                <text:list-item>
                  <text:p text:style-name="P3"><text:span text:style-name="T1">Data-Controls [name: <text:s/>DC</text:span><text:span text:style-name="T16">IndividualStatus</text:span><text:span text:style-name="T1">][table: <text:s/></text:span><text:span text:style-name="T16">IndividualStatus</text:span><text:span text:style-name="T1">]</text:span></text:p>
                </text:list-item>
                <text:list-item>
                  <text:p text:style-name="P3"><text:span text:style-name="T5">New</text:span><text:span text:style-name="T1"> [type: new-button]</text:span><text:span text:style-name="T9">[</text:span><text:span text:style-name="T12">access:</text:span><text:span text:style-name="T9">(public)</text:span><text:span text:style-name="T1">(gov)(account)</text:span><text:span text:style-name="T9">]</text:span></text:p>
                  <text:list>
                    <text:list-item>
                      <text:p text:style-name="P3"><text:span text:style-name="T1">Screen [name: N</text:span><text:span text:style-name="T10">ew Experience</text:span><text:span text:style-name="T1">][type:overlay][right:create][interface:user]</text:span><text:span text:style-name="T9">[</text:span><text:span text:style-name="T12">access:</text:span><text:span text:style-name="T9">(public)</text:span><text:span text:style-name="T1">(gov)</text:span><text:span text:style-name="T9">(account)]</text:span></text:p>
                      <text:list>
                        <text:list-item>
                          <text:p text:style-name="P6">[definition: New Experience interface]</text:p>
                        </text:list-item>
                        <text:list-item>
                          <text:p text:style-name="P3"><text:span text:style-name="T1">Data-Controls [name: DC</text:span><text:span text:style-name="T16">IndividualStatus </text:span><text:span text:style-name="T1">][table: </text:span><text:span text:style-name="T16">IndividualStatus </text:span><text:span text:style-name="T1">]</text:span></text:p>
                        </text:list-item>
                        <text:list-item>
                          <text:p text:style-name="P6"><text:span text:style-name="T18">Close</text:span>[type: close-button]</text:p>
                        </text:list-item>
                        <text:list-item>
                          <text:p text:style-name="P3"><text:span text:style-name="T5">Save</text:span><text:span text:style-name="T1"> [type: save-button]</text:span></text:p>
                        </text:list-item>
                      </text:list>
                    </text:list-item>
                  </text:list>
                </text:list-item>
                <text:list-item>
                  <text:p text:style-name="P3"><text:span text:style-name="T5">Edit</text:span><text:span text:style-name="T1">[type: edit-button]</text:span><text:span text:style-name="T9">[</text:span><text:span text:style-name="T12">access:</text:span><text:span text:style-name="T9">(public)</text:span><text:span text:style-name="T1">(gov)</text:span><text:span text:style-name="T9">(registrant)(ER)(NRN)]</text:span></text:p>
                  <text:list>
                    <text:list-item>
                      <text:p text:style-name="P3"><text:span text:style-name="T1">Screen [name: </text:span><text:span text:style-name="T10">Change Your Experience</text:span><text:span text:style-name="T1">][type:overlay][right:update][interface:user]</text:span><text:span text:style-name="T9">[</text:span><text:span text:style-name="T12">access:</text:span><text:span text:style-name="T9">(public)</text:span><text:span text:style-name="T1">(gov)</text:span><text:span text:style-name="T9">(registrant)(ER)(NRN)]</text:span></text:p>
                      <text:list>
                        <text:list-item>
                          <text:p text:style-name="P6">[definition: Screen for self-assessment of experience and expertise]</text:p>
                        </text:list-item>
                        <text:list-item>
                          <text:p text:style-name="P3"><text:span text:style-name="T1">Data-Controls [name: DC</text:span><text:span text:style-name="T14">IndividualStatus</text:span><text:span text:style-name="T1">][table: </text:span><text:span text:style-name="T14">IndividualStatus</text:span><text:span text:style-name="T1">]</text:span></text:p>
                        </text:list-item>
                        <text:list-item>
                          <text:p text:style-name="P6"><text:span text:style-name="T18">Close</text:span>[type: close-button]</text:p>
                        </text:list-item>
                        <text:list-item>
                          <text:p text:style-name="P3"><text:span text:style-name="T5">Save</text:span><text:span text:style-name="T1"> [type: save-button]</text:span></text:p>
                        </text:list-item>
                      </text:list>
                    </text:list-item>
                  </text:list>
                </text:list-item>
              </text:list>
            </text:list-item>
          </text:list>
        </text:list-item>
      </text:list>
      <text:p text:style-name="P1"/>
      <text:list xml:id="list29528433" text:continue-numbering="true" text:style-name="L1">
        <text:list-item>
          <text:list>
            <text:list-item>
              <text:list>
                <text:list-header>
                  <text:p text:style-name="P6"/>
                </text:list-header>
              </text:list>
            </text:list-item>
            <text:list-item>
              <text:p text:style-name="P6">Disclaimer [text:]</text:p>
            </text:list-item>
            <text:list-item>
              <text:p text:style-name="P6">Footer [text: footer]</text:p>
            </text:list-item>
            <text:list-item>
              <text:p text:style-name="P6"/>
            </text:list-item>
          </text:list>
          <text:p text:style-name="P9"/>
        </text:list-item>
        <text:list-item>
          <text:p text:style-name="P10"><text:span text:style-name="T26">To-Do [access: </text:span>(public)(account) ][text: is showing created dates in Grids<text:span text:style-name="T26">, <text:s/>those should not show when no data has be enterd ]</text:span></text:p>
        </text:list-item>
        <text:list-item>
          <text:p text:style-name="P3"><text:span text:style-name="T27">To-Do [access: </text:span><text:span text:style-name="T28">(gov)(account) ][text: </text:span><text:span text:style-name="T27"><text:s/>Grid shold not show Created , <text:s/>no data at this point for this role ]</text:span></text:p>
        </text:list-item>
        <text:list-item>
          <text:p text:style-name="P3"><text:span text:style-name="T27">To-Do [access: </text:span><text:span text:style-name="T26">(gov)(registrant) </text:span><text:span text:style-name="T27">][text: ma_street should be (create)(read)(update) ]</text:span></text:p>
          <text:list>
            <text:list-header>
              <text:p text:style-name="P11"/>
              <text:p text:style-name="P6"/>
            </text:list-header>
          </text:list>
        </text:list-item>
      </text:list>
      <text:p text:style-name="P1"/>
      <text:p text:style-name="P1"/>
      <text:list xml:id="list29517012" text:continue-numbering="true" text:style-name="L1">
        <text:list-item>
          <text:list>
            <text:list-item>
              <text:list>
                <text:list-header>
                  <text:p text:style-name="P6"/>
                </text:list-header>
              </text:list>
            </text:list-item>
          </text:list>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Tahoma1" svg:font-family="Tahoma"/>
    <style:font-face style:name="Times New Roman1" svg:font-family="'Times New Roman'" style:font-family-generic="roman"/>
    <style:font-face style:name="Consolas" svg:font-family="Consolas"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0.4902in" style:writing-mode="page"/>
      <style:text-properties style:use-window-font-color="true" style:font-name="Times New Roman" fo:font-size="12pt" fo:language="de" fo:country="DE"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text-properties style:font-name="Calibri" fo:font-size="8pt" fo:font-weight="bold" style:font-size-asian="8pt" style:font-weight-asian="bold" style:font-size-complex="8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11.6929in" fo:page-height="8.2681in" style:num-format="1" style:print-orientation="landscape"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style:page-layout style:name="Mpm2">
      <style:page-layout-properties fo:page-width="8.2681in" fo:page-height="11.6929in" style:num-format="1" style:print-orientation="portrait" fo:margin-top="0.3937in" fo:margin-bottom="0.3937in" fo:margin-left="0.7874in" fo:margin-right="0.3937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09-04-16T11:32:02.64</meta:creation-date>
    <meta:editing-duration>P30DT23H56M44S</meta:editing-duration>
    <meta:editing-cycles>1434</meta:editing-cycles>
    <meta:generator>OpenOffice.org/3.3$Win32 OpenOffice.org_project/330m20$Build-9567</meta:generator>
    <dc:date>2011-12-25T09:40:26.38</dc:date>
    <dc:creator>James Wilfong</dc:creator>
    <meta:document-statistic meta:table-count="0" meta:image-count="0" meta:object-count="0" meta:page-count="1" meta:paragraph-count="95" meta:word-count="763" meta:character-count="7701"/>
    <meta:user-defined meta:name="Info 1"/>
    <meta:user-defined meta:name="Info 2"/>
    <meta:user-defined meta:name="Info 3"/>
    <meta:user-defined meta:name="Info 4"/>
  </office:meta>
</office:document-meta>
</file>